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6" style:family="table-cell" style:parent-style-name="Default" style:data-style-name="N2"/>
    <style:style style:name="ce17" style:family="table-cell" style:parent-style-name="Default" style:data-style-name="N2">
      <style:map style:condition="cell-content()&gt;5" style:apply-style-name="Bad" style:base-cell-address="'compared totals'.H3"/>
    </style:style>
    <style:style style:name="ce3" style:family="table-cell" style:parent-style-name="Default" style:data-style-name="N2">
      <style:map style:condition="cell-content()&lt;0.9" style:apply-style-name="Bad" style:base-cell-address="'compared totals'.I3"/>
      <style:map style:condition="cell-content()&gt;1.1" style:apply-style-name="Good" style:base-cell-address="'compared totals'.I3"/>
    </style:style>
    <style:style style:name="ce5" style:family="table-cell" style:parent-style-name="Default" style:data-style-name="N1"/>
    <style:style style:name="ce19" style:family="table-cell" style:parent-style-name="Default" style:data-style-name="N100"/>
    <style:style style:name="ce7" style:family="table-cell" style:parent-style-name="Default" style:data-style-name="N2"/>
    <style:style style:name="ce8" style:family="table-cell" style:parent-style-name="Default" style:data-style-name="N2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mpared total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default-cell-style-name="ce3"/>
        <table:table-column table:style-name="co1" table:default-cell-style-name="Default"/>
        <table:table-column table:style-name="co1" table:default-cell-style-name="ce16"/>
        <table:table-column table:style-name="co1" table:default-cell-style-name="ce5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oltara</text:p>
          </table:table-cell>
          <table:table-cell/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style-name="Default" office:value-type="string" calcext:value-type="string">
            <text:p>Updat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Improvement</text:p>
          </table:table-cell>
          <table:table-cell/>
          <table:table-cell table:style-name="Default" office:value-type="string" calcext:value-type="string">
            <text:p>Reduction ration</text:p>
          </table:table-cell>
          <table:table-cell table:style-name="Default" office:value-type="string" calcext:value-type="string">
            <text:p>Reduc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8260869565217" calcext:value-type="float">
            <text:p>86.8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3]/[.B3]" office:value-type="float" office:value="2.30345518277416" calcext:value-type="float">
            <text:p>2.30</text:p>
          </table:table-cell>
          <table:table-cell/>
          <table:table-cell office:value-type="float" office:value="80.4" calcext:value-type="float">
            <text:p>80.40</text:p>
          </table:table-cell>
          <table:table-cell table:formula="of:=[.G3]/[.B3]" office:value-type="float" office:value="0.925988983475213" calcext:value-type="float">
            <text:p>0.93</text:p>
          </table:table-cell>
          <table:table-cell table:formula="of:=[.E3]/[.H3]" office:value-type="float" office:value="2.48756218905473" calcext:value-type="float">
            <text:p>2.49</text:p>
          </table:table-cell>
          <table:table-cell table:number-columns-repeated="2"/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4782608695652" calcext:value-type="float">
            <text:p>22.4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D4]/[.B4]" office:value-type="float" office:value="27.5822050290135" calcext:value-type="float">
            <text:p>27.58</text:p>
          </table:table-cell>
          <table:table-cell/>
          <table:table-cell office:value-type="float" office:value="63.5333333333333" calcext:value-type="float">
            <text:p>63.53</text:p>
          </table:table-cell>
          <table:table-cell table:formula="of:=[.G4]/[.B4]" office:value-type="float" office:value="2.82643455834945" calcext:value-type="float">
            <text:p>2.83</text:p>
          </table:table-cell>
          <table:table-cell table:formula="of:=[.E4]/[.H4]" office:value-type="float" office:value="9.75865687303253" calcext:value-type="float">
            <text:p>9.76</text:p>
          </table:table-cell>
          <table:table-cell table:number-columns-repeated="2"/>
          <table:table-cell table:style-name="ce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69565217391304" calcext:value-type="float">
            <text:p>8.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5]/[.B5]" office:value-type="float" office:value="6.9" calcext:value-type="float">
            <text:p>6.90</text:p>
          </table:table-cell>
          <table:table-cell/>
          <table:table-cell office:value-type="float" office:value="51.4" calcext:value-type="float">
            <text:p>51.40</text:p>
          </table:table-cell>
          <table:table-cell table:formula="of:=[.G5]/[.B5]" office:value-type="float" office:value="5.911" calcext:value-type="float">
            <text:p>5.91</text:p>
          </table:table-cell>
          <table:table-cell table:formula="of:=[.E5]/[.H5]" office:value-type="float" office:value="1.16731517509728" calcext:value-type="float">
            <text:p>1.17</text:p>
          </table:table-cell>
          <table:table-cell/>
          <table:table-cell table:formula="of:=(1-(1/[.H5]))*[.H5]" office:value-type="float" office:value="4.911" calcext:value-type="float">
            <text:p>4.91</text:p>
          </table:table-cell>
          <table:table-cell table:formula="of:=[.K5]*[.B5]" office:value-type="float" office:value="42.704347826087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0434782608696" calcext:value-type="float">
            <text:p>89.04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D6]/[.B6]" office:value-type="float" office:value="4.6044921875" calcext:value-type="float">
            <text:p>4.60</text:p>
          </table:table-cell>
          <table:table-cell/>
          <table:table-cell office:value-type="float" office:value="431.866666666667" calcext:value-type="float">
            <text:p>431.87</text:p>
          </table:table-cell>
          <table:table-cell table:formula="of:=[.G6]/[.B6]" office:value-type="float" office:value="4.85006510416667" calcext:value-type="float">
            <text:p>4.85</text:p>
          </table:table-cell>
          <table:table-cell table:formula="of:=[.E6]/[.H6]" office:value-type="float" office:value="0.949367088607595" calcext:value-type="float">
            <text:p>0.95</text:p>
          </table:table-cell>
          <table:table-cell/>
          <table:table-cell table:formula="of:=(1-(1/[.H6]))*[.H6]" office:value-type="float" office:value="3.85006510416667" calcext:value-type="float">
            <text:p>3.85</text:p>
          </table:table-cell>
          <table:table-cell table:formula="of:=[.K6]*[.B6]" office:value-type="float" office:value="342.823188405797" calcext:value-type="float">
            <text:p>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7]/[.B7]" office:value-type="float" office:value="2.6" calcext:value-type="float">
            <text:p>2.60</text:p>
          </table:table-cell>
          <table:table-cell/>
          <table:table-cell office:value-type="float" office:value="15.2666666666667" calcext:value-type="float">
            <text:p>15.27</text:p>
          </table:table-cell>
          <table:table-cell table:formula="of:=[.G7]/[.B7]" office:value-type="float" office:value="3.05333333333333" calcext:value-type="float">
            <text:p>3.05</text:p>
          </table:table-cell>
          <table:table-cell table:formula="of:=[.E7]/[.H7]" office:value-type="float" office:value="0.851528384279476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2173913043478" calcext:value-type="float">
            <text:p>45.22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D8]/[.B8]" office:value-type="float" office:value="2.32211538461538" calcext:value-type="float">
            <text:p>2.32</text:p>
          </table:table-cell>
          <table:table-cell/>
          <table:table-cell office:value-type="float" office:value="105" calcext:value-type="float">
            <text:p>105.00</text:p>
          </table:table-cell>
          <table:table-cell table:formula="of:=[.G8]/[.B8]" office:value-type="float" office:value="2.32211538461538" calcext:value-type="float">
            <text:p>2.32</text:p>
          </table:table-cell>
          <table:table-cell table:formula="of:=[.E8]/[.H8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1" calcext:value-type="float">
            <text:p>721.00</text:p>
          </table:table-cell>
          <table:table-cell/>
          <table:table-cell office:value-type="float" office:value="2850" calcext:value-type="float">
            <text:p>2850</text:p>
          </table:table-cell>
          <table:table-cell table:formula="of:=[.D9]/[.B9]" office:value-type="float" office:value="3.95284327323162" calcext:value-type="float">
            <text:p>3.95</text:p>
          </table:table-cell>
          <table:table-cell/>
          <table:table-cell office:value-type="float" office:value="2588.4" calcext:value-type="float">
            <text:p>2588.40</text:p>
          </table:table-cell>
          <table:table-cell table:formula="of:=[.G9]/[.B9]" office:value-type="float" office:value="3.59001386962552" calcext:value-type="float">
            <text:p>3.59</text:p>
          </table:table-cell>
          <table:table-cell table:formula="of:=[.E9]/[.H9]" office:value-type="float" office:value="1.10106629578118" calcext:value-type="float">
            <text:p>1.10</text:p>
          </table:table-cell>
          <table:table-cell/>
          <table:table-cell table:formula="of:=(1-(1/[.H9]))*[.H9]" office:value-type="float" office:value="2.59001386962552" calcext:value-type="float">
            <text:p>2.59</text:p>
          </table:table-cell>
          <table:table-cell table:formula="of:=[.K9]*[.B9]" office:value-type="float" office:value="1867.4" calcext:value-type="float">
            <text:p>1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304347826087" calcext:value-type="float">
            <text:p>19.30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10]/[.B10]" office:value-type="float" office:value="23.8288288288288" calcext:value-type="float">
            <text:p>23.83</text:p>
          </table:table-cell>
          <table:table-cell/>
          <table:table-cell office:value-type="float" office:value="478.066666666667" calcext:value-type="float">
            <text:p>478.07</text:p>
          </table:table-cell>
          <table:table-cell table:formula="of:=[.G10]/[.B10]" office:value-type="float" office:value="24.7647147147147" calcext:value-type="float">
            <text:p>24.76</text:p>
          </table:table-cell>
          <table:table-cell table:formula="of:=[.E10]/[.H10]" office:value-type="float" office:value="0.962208896946033" calcext:value-type="float">
            <text:p>0.96</text:p>
          </table:table-cell>
          <table:table-cell/>
          <table:table-cell table:formula="of:=(1-(1/[.H10]))*[.H10]" office:value-type="float" office:value="23.7647147147147" calcext:value-type="float">
            <text:p>23.76</text:p>
          </table:table-cell>
          <table:table-cell table:formula="of:=[.K10]*[.B10]" office:value-type="float" office:value="458.76231884058" calcext:value-type="float">
            <text:p>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.260869565217" calcext:value-type="float">
            <text:p>153.2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1]/[.B11]" office:value-type="float" office:value="2.28368794326241" calcext:value-type="float">
            <text:p>2.28</text:p>
          </table:table-cell>
          <table:table-cell/>
          <table:table-cell office:value-type="float" office:value="76.6666666666667" calcext:value-type="float">
            <text:p>76.67</text:p>
          </table:table-cell>
          <table:table-cell table:formula="of:=[.G11]/[.B11]" office:value-type="float" office:value="0.500236406619385" calcext:value-type="float">
            <text:p>0.50</text:p>
          </table:table-cell>
          <table:table-cell table:formula="of:=[.E11]/[.H11]" office:value-type="float" office:value="4.56521739130435" calcext:value-type="float">
            <text:p>4.5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6086956521739" calcext:value-type="float">
            <text:p>4.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12]/[.B12]" office:value-type="float" office:value="2.58163265306122" calcext:value-type="float">
            <text:p>2.58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G12]/[.B12]" office:value-type="float" office:value="2.3469387755102" calcext:value-type="float">
            <text:p>2.35</text:p>
          </table:table-cell>
          <table:table-cell table:formula="of:=[.E12]/[.H12]" office:value-type="float" office:value="1.1" calcext:value-type="float">
            <text:p>1.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0.434782608696" calcext:value-type="float">
            <text:p>940.43</text:p>
          </table:table-cell>
          <table:table-cell/>
          <table:table-cell office:value-type="float" office:value="36500" calcext:value-type="float">
            <text:p>36500</text:p>
          </table:table-cell>
          <table:table-cell table:formula="of:=[.D13]/[.B13]" office:value-type="float" office:value="38.8118354137772" calcext:value-type="float">
            <text:p>38.81</text:p>
          </table:table-cell>
          <table:table-cell/>
          <table:table-cell office:value-type="float" office:value="28092.1333333333" calcext:value-type="float">
            <text:p>28092.13</text:p>
          </table:table-cell>
          <table:table-cell table:formula="of:=[.G13]/[.B13]" office:value-type="float" office:value="29.8714316535676" calcext:value-type="float">
            <text:p>29.87</text:p>
          </table:table-cell>
          <table:table-cell table:formula="of:=[.E13]/[.H13]" office:value-type="float" office:value="1.29929612560574" calcext:value-type="float">
            <text:p>1.30</text:p>
          </table:table-cell>
          <table:table-cell/>
          <table:table-cell table:formula="of:=(1-(1/[.H13]))*[.H13]" office:value-type="float" office:value="28.8714316535676" calcext:value-type="float">
            <text:p>28.87</text:p>
          </table:table-cell>
          <table:table-cell table:formula="of:=[.K13]*[.B13]" office:value-type="float" office:value="27151.6985507246" calcext:value-type="float">
            <text:p>27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8260869565217" calcext:value-type="float">
            <text:p>20.8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14]/[.B14]" office:value-type="float" office:value="1.24843423799582" calcext:value-type="float">
            <text:p>1.25</text:p>
          </table:table-cell>
          <table:table-cell/>
          <table:table-cell office:value-type="float" office:value="25.4" calcext:value-type="float">
            <text:p>25.40</text:p>
          </table:table-cell>
          <table:table-cell table:formula="of:=[.G14]/[.B14]" office:value-type="float" office:value="1.219624217119" calcext:value-type="float">
            <text:p>1.22</text:p>
          </table:table-cell>
          <table:table-cell table:formula="of:=[.E14]/[.H14]" office:value-type="float" office:value="1.02362204724409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4347826086957" calcext:value-type="float">
            <text:p>3.0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/[.B15]" office:value-type="float" office:value="0.657142857142857" calcext:value-type="float">
            <text:p>0.66</text:p>
          </table:table-cell>
          <table:table-cell/>
          <table:table-cell office:value-type="float" office:value="1.13333333333333" calcext:value-type="float">
            <text:p>1.13</text:p>
          </table:table-cell>
          <table:table-cell table:formula="of:=[.G15]/[.B15]" office:value-type="float" office:value="0.372380952380952" calcext:value-type="float">
            <text:p>0.37</text:p>
          </table:table-cell>
          <table:table-cell table:formula="of:=[.E15]/[.H15]" office:value-type="float" office:value="1.76470588235294" calcext:value-type="float">
            <text:p>1.7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32.30434782609" calcext:value-type="float">
            <text:p>2632.30</text:p>
          </table:table-cell>
          <table:table-cell/>
          <table:table-cell office:value-type="float" office:value="5810" calcext:value-type="float">
            <text:p>5810</text:p>
          </table:table-cell>
          <table:table-cell table:formula="of:=[.D16]/[.B16]" office:value-type="float" office:value="2.20719158284195" calcext:value-type="float">
            <text:p>2.21</text:p>
          </table:table-cell>
          <table:table-cell/>
          <table:table-cell office:value-type="float" office:value="5556.86666666667" calcext:value-type="float">
            <text:p>5556.87</text:p>
          </table:table-cell>
          <table:table-cell table:formula="of:=[.G16]/[.B16]" office:value-type="float" office:value="2.11102742403471" calcext:value-type="float">
            <text:p>2.11</text:p>
          </table:table-cell>
          <table:table-cell table:formula="of:=[.E16]/[.H16]" office:value-type="float" office:value="1.04555324943313" calcext:value-type="float">
            <text:p>1.05</text:p>
          </table:table-cell>
          <table:table-cell/>
          <table:table-cell table:formula="of:=(1-(1/[.H16]))*[.H16]" office:value-type="float" office:value="1.11102742403471" calcext:value-type="float">
            <text:p>1.11</text:p>
          </table:table-cell>
          <table:table-cell table:formula="of:=[.K16]*[.B16]" office:value-type="float" office:value="2924.56231884058" calcext:value-type="float">
            <text:p>29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620" calcext:value-type="float">
            <text:p>323620.00</text:p>
          </table:table-cell>
          <table:table-cell/>
          <table:table-cell office:value-type="float" office:value="620000" calcext:value-type="float">
            <text:p>620000</text:p>
          </table:table-cell>
          <table:table-cell table:formula="of:=[.D17]/[.B17]" office:value-type="float" office:value="1.91582720474631" calcext:value-type="float">
            <text:p>1.92</text:p>
          </table:table-cell>
          <table:table-cell/>
          <table:table-cell office:value-type="float" office:value="323640" calcext:value-type="float">
            <text:p>323640.00</text:p>
          </table:table-cell>
          <table:table-cell table:formula="of:=[.G17]/[.B17]" office:value-type="float" office:value="1.00006180087757" calcext:value-type="float">
            <text:p>1.00</text:p>
          </table:table-cell>
          <table:table-cell table:formula="of:=[.E17]/[.H17]" office:value-type="float" office:value="1.91570881226054" calcext:value-type="float">
            <text:p>1.92</text:p>
          </table:table-cell>
          <table:table-cell/>
          <table:table-cell table:formula="of:=(1-(1/[.H17]))*[.H17]" office:value-type="float" office:value="0.0000618008775725444" calcext:value-type="float">
            <text:p>0.00</text:p>
          </table:table-cell>
          <table:table-cell table:formula="of:=[.K17]*[.B17]" office:value-type="float" office:value="20.0000000000268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8260869565217" calcext:value-type="float">
            <text:p>63.8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8]/[.B18]" office:value-type="float" office:value="3.76021798365123" calcext:value-type="float">
            <text:p>3.76</text:p>
          </table:table-cell>
          <table:table-cell/>
          <table:table-cell office:value-type="float" office:value="248.933333333333" calcext:value-type="float">
            <text:p>248.93</text:p>
          </table:table-cell>
          <table:table-cell table:formula="of:=[.G18]/[.B18]" office:value-type="float" office:value="3.90018165304269" calcext:value-type="float">
            <text:p>3.90</text:p>
          </table:table-cell>
          <table:table-cell table:formula="of:=[.E18]/[.H18]" office:value-type="float" office:value="0.96411355115158" calcext:value-type="float">
            <text:p>0.96</text:p>
          </table:table-cell>
          <table:table-cell/>
          <table:table-cell table:formula="of:=(1-(1/[.H18]))*[.H18]" office:value-type="float" office:value="2.90018165304269" calcext:value-type="float">
            <text:p>2.90</text:p>
          </table:table-cell>
          <table:table-cell table:formula="of:=[.K18]*[.B18]" office:value-type="float" office:value="185.107246376812" calcext:value-type="float">
            <text:p>1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.8695652173913" calcext:value-type="float">
            <text:p>47.87</text:p>
          </table:table-cell>
          <table:table-cell/>
          <table:table-cell office:value-type="float" office:value="17300" calcext:value-type="float">
            <text:p>17300</text:p>
          </table:table-cell>
          <table:table-cell table:formula="of:=[.D19]/[.B19]" office:value-type="float" office:value="361.398728428701" calcext:value-type="float">
            <text:p>361.40</text:p>
          </table:table-cell>
          <table:table-cell/>
          <table:table-cell office:value-type="float" office:value="16125.8666666667" calcext:value-type="float">
            <text:p>16125.87</text:p>
          </table:table-cell>
          <table:table-cell table:formula="of:=[.G19]/[.B19]" office:value-type="float" office:value="336.870965788677" calcext:value-type="float">
            <text:p>336.87</text:p>
          </table:table-cell>
          <table:table-cell table:formula="of:=[.E19]/[.H19]" office:value-type="float" office:value="1.07281055695198" calcext:value-type="float">
            <text:p>1.07</text:p>
          </table:table-cell>
          <table:table-cell/>
          <table:table-cell table:formula="of:=(1-(1/[.H19]))*[.H19]" office:value-type="float" office:value="335.870965788677" calcext:value-type="float">
            <text:p>335.87</text:p>
          </table:table-cell>
          <table:table-cell table:formula="of:=[.K19]*[.B19]" office:value-type="float" office:value="16077.9971014493" calcext:value-type="float">
            <text:p>160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.2173913043478" calcext:value-type="float">
            <text:p>77.2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D20]/[.B20]" office:value-type="float" office:value="3.62612612612613" calcext:value-type="float">
            <text:p>3.63</text:p>
          </table:table-cell>
          <table:table-cell/>
          <table:table-cell office:value-type="float" office:value="267.666666666667" calcext:value-type="float">
            <text:p>267.67</text:p>
          </table:table-cell>
          <table:table-cell table:formula="of:=[.G20]/[.B20]" office:value-type="float" office:value="3.4664039039039" calcext:value-type="float">
            <text:p>3.47</text:p>
          </table:table-cell>
          <table:table-cell table:formula="of:=[.E20]/[.H20]" office:value-type="float" office:value="1.04607721046077" calcext:value-type="float">
            <text:p>1.05</text:p>
          </table:table-cell>
          <table:table-cell/>
          <table:table-cell table:formula="of:=(1-(1/[.H20]))*[.H20]" office:value-type="float" office:value="2.4664039039039" calcext:value-type="float">
            <text:p>2.47</text:p>
          </table:table-cell>
          <table:table-cell table:formula="of:=[.K20]*[.B20]" office:value-type="float" office:value="190.449275362319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3478260869565" calcext:value-type="float">
            <text:p>28.3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21]/[.B21]" office:value-type="float" office:value="1.94018404907975" calcext:value-type="float">
            <text:p>1.94</text:p>
          </table:table-cell>
          <table:table-cell/>
          <table:table-cell office:value-type="float" office:value="54.6" calcext:value-type="float">
            <text:p>54.60</text:p>
          </table:table-cell>
          <table:table-cell table:formula="of:=[.G21]/[.B21]" office:value-type="float" office:value="1.9260736196319" calcext:value-type="float">
            <text:p>1.93</text:p>
          </table:table-cell>
          <table:table-cell table:formula="of:=[.E21]/[.H21]" office:value-type="float" office:value="1.007326007326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1304347826087" calcext:value-type="float">
            <text:p>13.13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D22]/[.B22]" office:value-type="float" office:value="167.549668874172" calcext:value-type="float">
            <text:p>167.55</text:p>
          </table:table-cell>
          <table:table-cell/>
          <table:table-cell office:value-type="float" office:value="1648.2" calcext:value-type="float">
            <text:p>1648.20</text:p>
          </table:table-cell>
          <table:table-cell table:formula="of:=[.G22]/[.B22]" office:value-type="float" office:value="125.525165562914" calcext:value-type="float">
            <text:p>125.53</text:p>
          </table:table-cell>
          <table:table-cell table:formula="of:=[.E22]/[.H22]" office:value-type="float" office:value="1.33478946729766" calcext:value-type="float">
            <text:p>1.33</text:p>
          </table:table-cell>
          <table:table-cell/>
          <table:table-cell table:formula="of:=(1-(1/[.H22]))*[.H22]" office:value-type="float" office:value="124.525165562914" calcext:value-type="float">
            <text:p>124.53</text:p>
          </table:table-cell>
          <table:table-cell table:formula="of:=[.K22]*[.B22]" office:value-type="float" office:value="1635.06956521739" calcext:value-type="float">
            <text:p>1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3913043478261" calcext:value-type="float">
            <text:p>51.3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23]/[.B23]" office:value-type="float" office:value="3.8917089678511" calcext:value-type="float">
            <text:p>3.89</text:p>
          </table:table-cell>
          <table:table-cell/>
          <table:table-cell office:value-type="float" office:value="188.866666666667" calcext:value-type="float">
            <text:p>188.87</text:p>
          </table:table-cell>
          <table:table-cell table:formula="of:=[.G23]/[.B23]" office:value-type="float" office:value="3.67507050197406" calcext:value-type="float">
            <text:p>3.68</text:p>
          </table:table-cell>
          <table:table-cell table:formula="of:=[.E23]/[.H23]" office:value-type="float" office:value="1.05894811154253" calcext:value-type="float">
            <text:p>1.06</text:p>
          </table:table-cell>
          <table:table-cell/>
          <table:table-cell table:formula="of:=(1-(1/[.H23]))*[.H23]" office:value-type="float" office:value="2.67507050197406" calcext:value-type="float">
            <text:p>2.68</text:p>
          </table:table-cell>
          <table:table-cell table:formula="of:=[.K23]*[.B23]" office:value-type="float" office:value="137.475362318841" calcext:value-type="float">
            <text:p>1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9.608695652174" calcext:value-type="float">
            <text:p>909.61</text:p>
          </table:table-cell>
          <table:table-cell/>
          <table:table-cell office:value-type="float" office:value="1100000" calcext:value-type="float">
            <text:p>1100000</text:p>
          </table:table-cell>
          <table:table-cell table:formula="of:=[.D24]/[.B24]" office:value-type="float" office:value="1209.311218393" calcext:value-type="float">
            <text:p>1209.31</text:p>
          </table:table-cell>
          <table:table-cell/>
          <table:table-cell office:value-type="float" office:value="29384.4666666667" calcext:value-type="float">
            <text:p>29384.47</text:p>
          </table:table-cell>
          <table:table-cell table:formula="of:=[.G24]/[.B24]" office:value-type="float" office:value="32.3045138059048" calcext:value-type="float">
            <text:p>32.30</text:p>
          </table:table-cell>
          <table:table-cell table:formula="of:=[.E24]/[.H24]" office:value-type="float" office:value="37.4347444341341" calcext:value-type="float">
            <text:p>37.43</text:p>
          </table:table-cell>
          <table:table-cell/>
          <table:table-cell table:formula="of:=(1-(1/[.H24]))*[.H24]" office:value-type="float" office:value="31.3045138059048" calcext:value-type="float">
            <text:p>31.30</text:p>
          </table:table-cell>
          <table:table-cell table:formula="of:=[.K24]*[.B24]" office:value-type="float" office:value="28474.8579710145" calcext:value-type="float">
            <text:p>28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838.260869565" calcext:value-type="float">
            <text:p>165838.26</text:p>
          </table:table-cell>
          <table:table-cell/>
          <table:table-cell office:value-type="float" office:value="294000" calcext:value-type="float">
            <text:p>294000</text:p>
          </table:table-cell>
          <table:table-cell table:formula="of:=[.D25]/[.B25]" office:value-type="float" office:value="1.77281164466164" calcext:value-type="float">
            <text:p>1.77</text:p>
          </table:table-cell>
          <table:table-cell/>
          <table:table-cell office:value-type="float" office:value="338823.533333333" calcext:value-type="float">
            <text:p>338823.53</text:p>
          </table:table-cell>
          <table:table-cell table:formula="of:=[.G25]/[.B25]" office:value-type="float" office:value="2.04309627679842" calcext:value-type="float">
            <text:p>2.04</text:p>
          </table:table-cell>
          <table:table-cell table:formula="of:=[.E25]/[.H25]" office:value-type="float" office:value="0.867708323290413" calcext:value-type="float">
            <text:p>0.87</text:p>
          </table:table-cell>
          <table:table-cell/>
          <table:table-cell table:formula="of:=(1-(1/[.H25]))*[.H25]" office:value-type="float" office:value="1.04309627679842" calcext:value-type="float">
            <text:p>1.04</text:p>
          </table:table-cell>
          <table:table-cell table:formula="of:=[.K25]*[.B25]" office:value-type="float" office:value="172985.272463768" calcext:value-type="float">
            <text:p>1729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.086956521739" calcext:value-type="float">
            <text:p>147.09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D26]/[.B26]" office:value-type="float" office:value="33.9934968962459" calcext:value-type="float">
            <text:p>33.99</text:p>
          </table:table-cell>
          <table:table-cell/>
          <table:table-cell office:value-type="float" office:value="5196.33333333333" calcext:value-type="float">
            <text:p>5196.33</text:p>
          </table:table-cell>
          <table:table-cell table:formula="of:=[.G26]/[.B26]" office:value-type="float" office:value="35.3283082077052" calcext:value-type="float">
            <text:p>35.33</text:p>
          </table:table-cell>
          <table:table-cell table:formula="of:=[.E26]/[.H26]" office:value-type="float" office:value="0.962216947847841" calcext:value-type="float">
            <text:p>0.96</text:p>
          </table:table-cell>
          <table:table-cell/>
          <table:table-cell table:formula="of:=(1-(1/[.H26]))*[.H26]" office:value-type="float" office:value="34.3283082077052" calcext:value-type="float">
            <text:p>34.33</text:p>
          </table:table-cell>
          <table:table-cell table:formula="of:=[.K26]*[.B26]" office:value-type="float" office:value="5049.24637681159" calcext:value-type="float">
            <text:p>50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3478260869565" calcext:value-type="float">
            <text:p>5.43</text:p>
          </table:table-cell>
          <table:table-cell/>
          <table:table-cell office:value-type="float" office:value="83000" calcext:value-type="float">
            <text:p>83000</text:p>
          </table:table-cell>
          <table:table-cell table:formula="of:=[.D27]/[.B27]" office:value-type="float" office:value="15272" calcext:value-type="float">
            <text:p>15272.00</text:p>
          </table:table-cell>
          <table:table-cell/>
          <table:table-cell office:value-type="float" office:value="82177.3333333333" calcext:value-type="float">
            <text:p>82177.33</text:p>
          </table:table-cell>
          <table:table-cell table:formula="of:=[.G27]/[.B27]" office:value-type="float" office:value="15120.6293333333" calcext:value-type="float">
            <text:p>15120.63</text:p>
          </table:table-cell>
          <table:table-cell table:formula="of:=[.E27]/[.H27]" office:value-type="float" office:value="1.01001087079973" calcext:value-type="float">
            <text:p>1.01</text:p>
          </table:table-cell>
          <table:table-cell/>
          <table:table-cell table:formula="of:=(1-(1/[.H27]))*[.H27]" office:value-type="float" office:value="15119.6293333333" calcext:value-type="float">
            <text:p>15119.63</text:p>
          </table:table-cell>
          <table:table-cell table:formula="of:=[.K27]*[.B27]" office:value-type="float" office:value="82171.8985507246" calcext:value-type="float">
            <text:p>82172</text:p>
          </table:table-cell>
        </table:table-row>
        <calcext:conditional-formats>
          <calcext:conditional-format calcext:target-range-address="'compared totals'.I3:'compared totals'.I27">
            <calcext:condition calcext:apply-style-name="Bad" calcext:value="&lt;0.9" calcext:base-cell-address="'compared totals'.I3"/>
            <calcext:condition calcext:apply-style-name="Good" calcext:value="&gt;1.1" calcext:base-cell-address="'compared totals'.I3"/>
          </calcext:conditional-format>
          <calcext:conditional-format calcext:target-range-address="'compared totals'.H3:'compared totals'.H27">
            <calcext:condition calcext:apply-style-name="Bad" calcext:value="&gt;5" calcext:base-cell-address="'compared totals'.H3"/>
          </calcext:conditional-format>
        </calcext:conditional-formats>
      </table:table>
      <table:table table:name="average runs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D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 table:style-name="ce19" office:value-type="string" calcext:value-type="string">
            <text:p>01: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6" table:formula="of:=AVERAGE([.B2:.P2])" office:value-type="float" office:value="80.4" calcext:value-type="float">
            <text:p>80.40</text:p>
          </table:table-cell>
          <table:table-cell table:style-name="ce7" table:formula="of:=STDEV([.B2:.P2])/[.R2]" office:value-type="float" office:value="0.0677669130420429" calcext:value-type="float">
            <text:p>0.07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2: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/>
          <table:table-cell table:style-name="ce16" table:formula="of:=AVERAGE([.B3:.P3])" office:value-type="float" office:value="63.5333333333333" calcext:value-type="float">
            <text:p>63.53</text:p>
          </table:table-cell>
          <table:table-cell table:style-name="ce7" table:formula="of:=STDEV([.B3:.P3])/[.R3]" office:value-type="float" office:value="0.0821891299198987" calcext:value-type="float">
            <text:p>0.08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3: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style-name="ce16" table:formula="of:=AVERAGE([.B4:.P4])" office:value-type="float" office:value="51.4" calcext:value-type="float">
            <text:p>51.40</text:p>
          </table:table-cell>
          <table:table-cell table:style-name="ce7" table:formula="of:=STDEV([.B4:.P4])/[.R4]" office:value-type="float" office:value="0.123877963336797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4: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16" table:formula="of:=AVERAGE([.B5:.P5])" office:value-type="float" office:value="431.866666666667" calcext:value-type="float">
            <text:p>431.87</text:p>
          </table:table-cell>
          <table:table-cell table:style-name="ce7" table:formula="of:=STDEV([.B5:.P5])/[.R5]" office:value-type="float" office:value="0.0582500929533137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5: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15" calcext:value-type="float">
            <text:p>15</text:p>
          </table:table-cell>
          <table:table-cell/>
          <table:table-cell table:style-name="ce16" table:formula="of:=AVERAGE([.B6:.P6])" office:value-type="float" office:value="15.2666666666667" calcext:value-type="float">
            <text:p>15.27</text:p>
          </table:table-cell>
          <table:table-cell table:style-name="ce7" table:formula="of:=STDEV([.B6:.P6])/[.R6]" office:value-type="float" office:value="0.0676503641258937" calcext:value-type="float">
            <text:p>0.07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6: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6" table:formula="of:=AVERAGE([.B7:.P7])" office:value-type="float" office:value="105" calcext:value-type="float">
            <text:p>105.00</text:p>
          </table:table-cell>
          <table:table-cell table:style-name="ce7" table:formula="of:=STDEV([.B7:.P7])/[.R7]" office:value-type="float" office:value="0.0573691663736273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7:</text:p>
          </table:table-cell>
          <table:table-cell office:value-type="float" office:value="2590" calcext:value-type="float">
            <text:p>2590</text:p>
          </table:table-cell>
          <table:table-cell table:style-name="Default" office:value-type="float" office:value="2580" calcext:value-type="float">
            <text:p>2580</text:p>
          </table:table-cell>
          <table:table-cell office:value-type="float" office:value="2626" calcext:value-type="float">
            <text:p>2626</text:p>
          </table:table-cell>
          <table:table-cell office:value-type="float" office:value="2587" calcext:value-type="float">
            <text:p>2587</text:p>
          </table:table-cell>
          <table:table-cell office:value-type="float" office:value="2932" calcext:value-type="float">
            <text:p>2932</text:p>
          </table:table-cell>
          <table:table-cell office:value-type="float" office:value="2266" calcext:value-type="float">
            <text:p>2266</text:p>
          </table:table-cell>
          <table:table-cell office:value-type="float" office:value="2592" calcext:value-type="float">
            <text:p>2592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608" calcext:value-type="float">
            <text:p>2608</text:p>
          </table:table-cell>
          <table:table-cell office:value-type="float" office:value="2586" calcext:value-type="float">
            <text:p>2586</text:p>
          </table:table-cell>
          <table:table-cell office:value-type="float" office:value="2570" calcext:value-type="float">
            <text:p>2570</text:p>
          </table:table-cell>
          <table:table-cell office:value-type="float" office:value="2569" calcext:value-type="float">
            <text:p>2569</text:p>
          </table:table-cell>
          <table:table-cell office:value-type="float" office:value="2573" calcext:value-type="float">
            <text:p>2573</text:p>
          </table:table-cell>
          <table:table-cell office:value-type="float" office:value="2585" calcext:value-type="float">
            <text:p>2585</text:p>
          </table:table-cell>
          <table:table-cell/>
          <table:table-cell table:style-name="ce16" table:formula="of:=AVERAGE([.B8:.P8])" office:value-type="float" office:value="2588.4" calcext:value-type="float">
            <text:p>2588.40</text:p>
          </table:table-cell>
          <table:table-cell table:style-name="ce7" table:formula="of:=STDEV([.B8:.P8])/[.R8]" office:value-type="float" office:value="0.0489773703917453" calcext:value-type="float">
            <text:p>0.05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8:</text:p>
          </table:table-cell>
          <table:table-cell office:value-type="float" office:value="454" calcext:value-type="float">
            <text:p>454</text:p>
          </table:table-cell>
          <table:table-cell table:style-name="Default"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998" calcext:value-type="float">
            <text:p>998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448" calcext:value-type="float">
            <text:p>448</text:p>
          </table:table-cell>
          <table:table-cell office:value-type="float" office:value="504" calcext:value-type="float">
            <text:p>504</text:p>
          </table:table-cell>
          <table:table-cell office:value-type="float" office:value="464" calcext:value-type="float">
            <text:p>464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16" table:formula="of:=AVERAGE([.B9:.P9])" office:value-type="float" office:value="478.066666666667" calcext:value-type="float">
            <text:p>478.07</text:p>
          </table:table-cell>
          <table:table-cell table:style-name="ce7" table:formula="of:=STDEV([.B9:.P9])/[.R9]" office:value-type="float" office:value="0.312946389024109" calcext:value-type="float">
            <text:p>0.3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9: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style-name="ce16" table:formula="of:=AVERAGE([.B10:.P10])" office:value-type="float" office:value="76.6666666666667" calcext:value-type="float">
            <text:p>76.67</text:p>
          </table:table-cell>
          <table:table-cell table:style-name="ce7" table:formula="of:=STDEV([.B10:.P10])/[.R10]" office:value-type="float" office:value="0.0923191168484284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0: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style-name="ce16" table:formula="of:=AVERAGE([.B11:.P11])" office:value-type="float" office:value="10" calcext:value-type="float">
            <text:p>10.00</text:p>
          </table:table-cell>
          <table:table-cell table:style-name="ce7" table:formula="of:=STDEV([.B11:.P11])/[.R11]" office:value-type="float" office:value="0.113389341902768" calcext:value-type="float">
            <text:p>0.1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1:</text:p>
          </table:table-cell>
          <table:table-cell office:value-type="float" office:value="28156" calcext:value-type="float">
            <text:p>28156</text:p>
          </table:table-cell>
          <table:table-cell table:style-name="Default" office:value-type="float" office:value="27636" calcext:value-type="float">
            <text:p>27636</text:p>
          </table:table-cell>
          <table:table-cell office:value-type="float" office:value="28703" calcext:value-type="float">
            <text:p>28703</text:p>
          </table:table-cell>
          <table:table-cell office:value-type="float" office:value="26602" calcext:value-type="float">
            <text:p>26602</text:p>
          </table:table-cell>
          <table:table-cell office:value-type="float" office:value="30715" calcext:value-type="float">
            <text:p>30715</text:p>
          </table:table-cell>
          <table:table-cell office:value-type="float" office:value="28166" calcext:value-type="float">
            <text:p>28166</text:p>
          </table:table-cell>
          <table:table-cell office:value-type="float" office:value="27247" calcext:value-type="float">
            <text:p>27247</text:p>
          </table:table-cell>
          <table:table-cell office:value-type="float" office:value="27225" calcext:value-type="float">
            <text:p>27225</text:p>
          </table:table-cell>
          <table:table-cell office:value-type="float" office:value="28150" calcext:value-type="float">
            <text:p>28150</text:p>
          </table:table-cell>
          <table:table-cell office:value-type="float" office:value="27534" calcext:value-type="float">
            <text:p>27534</text:p>
          </table:table-cell>
          <table:table-cell office:value-type="float" office:value="27431" calcext:value-type="float">
            <text:p>27431</text:p>
          </table:table-cell>
          <table:table-cell office:value-type="float" office:value="27969" calcext:value-type="float">
            <text:p>27969</text:p>
          </table:table-cell>
          <table:table-cell office:value-type="float" office:value="27834" calcext:value-type="float">
            <text:p>27834</text:p>
          </table:table-cell>
          <table:table-cell office:value-type="float" office:value="30283" calcext:value-type="float">
            <text:p>30283</text:p>
          </table:table-cell>
          <table:table-cell office:value-type="float" office:value="27731" calcext:value-type="float">
            <text:p>27731</text:p>
          </table:table-cell>
          <table:table-cell/>
          <table:table-cell table:style-name="ce16" table:formula="of:=AVERAGE([.B12:.P12])" office:value-type="float" office:value="28092.1333333333" calcext:value-type="float">
            <text:p>28092.13</text:p>
          </table:table-cell>
          <table:table-cell table:style-name="ce7" table:formula="of:=STDEV([.B12:.P12])/[.R12]" office:value-type="float" office:value="0.0391348066484113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2: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5" calcext:value-type="float">
            <text:p>25</text:p>
          </table:table-cell>
          <table:table-cell/>
          <table:table-cell table:style-name="ce16" table:formula="of:=AVERAGE([.B13:.P13])" office:value-type="float" office:value="25.4" calcext:value-type="float">
            <text:p>25.40</text:p>
          </table:table-cell>
          <table:table-cell table:style-name="ce7" table:formula="of:=STDEV([.B13:.P13])/[.R13]" office:value-type="float" office:value="0.0609918637198018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6" table:formula="of:=AVERAGE([.B14:.P14])" office:value-type="float" office:value="1.13333333333333" calcext:value-type="float">
            <text:p>1.13</text:p>
          </table:table-cell>
          <table:table-cell table:style-name="ce7" table:formula="of:=STDEV([.B14:.P14])/[.R14]" office:value-type="float" office:value="0.310469801712793" calcext:value-type="float">
            <text:p>0.3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4:</text:p>
          </table:table-cell>
          <table:table-cell office:value-type="float" office:value="5403" calcext:value-type="float">
            <text:p>5403</text:p>
          </table:table-cell>
          <table:table-cell table:style-name="Default" office:value-type="float" office:value="5335" calcext:value-type="float">
            <text:p>5335</text:p>
          </table:table-cell>
          <table:table-cell office:value-type="float" office:value="5313" calcext:value-type="float">
            <text:p>5313</text:p>
          </table:table-cell>
          <table:table-cell office:value-type="float" office:value="5265" calcext:value-type="float">
            <text:p>5265</text:p>
          </table:table-cell>
          <table:table-cell office:value-type="float" office:value="6313" calcext:value-type="float">
            <text:p>6313</text:p>
          </table:table-cell>
          <table:table-cell office:value-type="float" office:value="5931" calcext:value-type="float">
            <text:p>5931</text:p>
          </table:table-cell>
          <table:table-cell office:value-type="float" office:value="5379" calcext:value-type="float">
            <text:p>5379</text:p>
          </table:table-cell>
          <table:table-cell office:value-type="float" office:value="5333" calcext:value-type="float">
            <text:p>5333</text:p>
          </table:table-cell>
          <table:table-cell office:value-type="float" office:value="5294" calcext:value-type="float">
            <text:p>5294</text:p>
          </table:table-cell>
          <table:table-cell office:value-type="float" office:value="6963" calcext:value-type="float">
            <text:p>6963</text:p>
          </table:table-cell>
          <table:table-cell office:value-type="float" office:value="5286" calcext:value-type="float">
            <text:p>5286</text:p>
          </table:table-cell>
          <table:table-cell office:value-type="float" office:value="5384" calcext:value-type="float">
            <text:p>5384</text:p>
          </table:table-cell>
          <table:table-cell office:value-type="float" office:value="5376" calcext:value-type="float">
            <text:p>5376</text:p>
          </table:table-cell>
          <table:table-cell office:value-type="float" office:value="5411" calcext:value-type="float">
            <text:p>5411</text:p>
          </table:table-cell>
          <table:table-cell office:value-type="float" office:value="5367" calcext:value-type="float">
            <text:p>5367</text:p>
          </table:table-cell>
          <table:table-cell/>
          <table:table-cell table:style-name="ce16" table:formula="of:=AVERAGE([.B15:.P15])" office:value-type="float" office:value="5556.86666666667" calcext:value-type="float">
            <text:p>5556.87</text:p>
          </table:table-cell>
          <table:table-cell table:style-name="ce7" table:formula="of:=STDEV([.B15:.P15])/[.R15]" office:value-type="float" office:value="0.0867140272939811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5:</text:p>
          </table:table-cell>
          <table:table-cell office:value-type="float" office:value="319148" calcext:value-type="float">
            <text:p>319148</text:p>
          </table:table-cell>
          <table:table-cell table:style-name="Default" office:value-type="float" office:value="313564" calcext:value-type="float">
            <text:p>313564</text:p>
          </table:table-cell>
          <table:table-cell office:value-type="float" office:value="323323" calcext:value-type="float">
            <text:p>323323</text:p>
          </table:table-cell>
          <table:table-cell office:value-type="float" office:value="313623" calcext:value-type="float">
            <text:p>313623</text:p>
          </table:table-cell>
          <table:table-cell office:value-type="float" office:value="353887" calcext:value-type="float">
            <text:p>353887</text:p>
          </table:table-cell>
          <table:table-cell office:value-type="float" office:value="329284" calcext:value-type="float">
            <text:p>329284</text:p>
          </table:table-cell>
          <table:table-cell office:value-type="float" office:value="333414" calcext:value-type="float">
            <text:p>333414</text:p>
          </table:table-cell>
          <table:table-cell office:value-type="float" office:value="322721" calcext:value-type="float">
            <text:p>322721</text:p>
          </table:table-cell>
          <table:table-cell office:value-type="float" office:value="316481" calcext:value-type="float">
            <text:p>316481</text:p>
          </table:table-cell>
          <table:table-cell office:value-type="float" office:value="314390" calcext:value-type="float">
            <text:p>314390</text:p>
          </table:table-cell>
          <table:table-cell office:value-type="float" office:value="328751" calcext:value-type="float">
            <text:p>328751</text:p>
          </table:table-cell>
          <table:table-cell office:value-type="float" office:value="323269" calcext:value-type="float">
            <text:p>323269</text:p>
          </table:table-cell>
          <table:table-cell office:value-type="float" office:value="321924" calcext:value-type="float">
            <text:p>321924</text:p>
          </table:table-cell>
          <table:table-cell office:value-type="float" office:value="320588" calcext:value-type="float">
            <text:p>320588</text:p>
          </table:table-cell>
          <table:table-cell office:value-type="float" office:value="320233" calcext:value-type="float">
            <text:p>320233</text:p>
          </table:table-cell>
          <table:table-cell/>
          <table:table-cell table:style-name="ce16" table:formula="of:=AVERAGE([.B16:.P16])" office:value-type="float" office:value="323640" calcext:value-type="float">
            <text:p>323640.00</text:p>
          </table:table-cell>
          <table:table-cell table:style-name="ce7" table:formula="of:=STDEV([.B16:.P16])/[.R16]" office:value-type="float" office:value="0.0314692592466824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6:</text:p>
          </table:table-cell>
          <table:table-cell office:value-type="float" office:value="248" calcext:value-type="float">
            <text:p>248</text:p>
          </table:table-cell>
          <table:table-cell table:style-name="Default"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78" calcext:value-type="float">
            <text:p>278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16" table:formula="of:=AVERAGE([.B17:.P17])" office:value-type="float" office:value="248.933333333333" calcext:value-type="float">
            <text:p>248.93</text:p>
          </table:table-cell>
          <table:table-cell table:style-name="ce7" table:formula="of:=STDEV([.B17:.P17])/[.R17]" office:value-type="float" office:value="0.0365810837847191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7:</text:p>
          </table:table-cell>
          <table:table-cell office:value-type="float" office:value="16180" calcext:value-type="float">
            <text:p>16180</text:p>
          </table:table-cell>
          <table:table-cell table:style-name="Default" office:value-type="float" office:value="16261" calcext:value-type="float">
            <text:p>16261</text:p>
          </table:table-cell>
          <table:table-cell office:value-type="float" office:value="15755" calcext:value-type="float">
            <text:p>15755</text:p>
          </table:table-cell>
          <table:table-cell office:value-type="float" office:value="15952" calcext:value-type="float">
            <text:p>15952</text:p>
          </table:table-cell>
          <table:table-cell office:value-type="float" office:value="16462" calcext:value-type="float">
            <text:p>16462</text:p>
          </table:table-cell>
          <table:table-cell office:value-type="float" office:value="16331" calcext:value-type="float">
            <text:p>16331</text:p>
          </table:table-cell>
          <table:table-cell office:value-type="float" office:value="16377" calcext:value-type="float">
            <text:p>16377</text:p>
          </table:table-cell>
          <table:table-cell office:value-type="float" office:value="15829" calcext:value-type="float">
            <text:p>15829</text:p>
          </table:table-cell>
          <table:table-cell office:value-type="float" office:value="15810" calcext:value-type="float">
            <text:p>15810</text:p>
          </table:table-cell>
          <table:table-cell office:value-type="float" office:value="16472" calcext:value-type="float">
            <text:p>16472</text:p>
          </table:table-cell>
          <table:table-cell office:value-type="float" office:value="15945" calcext:value-type="float">
            <text:p>15945</text:p>
          </table:table-cell>
          <table:table-cell office:value-type="float" office:value="16197" calcext:value-type="float">
            <text:p>16197</text:p>
          </table:table-cell>
          <table:table-cell office:value-type="float" office:value="16342" calcext:value-type="float">
            <text:p>16342</text:p>
          </table:table-cell>
          <table:table-cell office:value-type="float" office:value="16216" calcext:value-type="float">
            <text:p>16216</text:p>
          </table:table-cell>
          <table:table-cell office:value-type="float" office:value="15759" calcext:value-type="float">
            <text:p>15759</text:p>
          </table:table-cell>
          <table:table-cell/>
          <table:table-cell table:style-name="ce16" table:formula="of:=AVERAGE([.B18:.P18])" office:value-type="float" office:value="16125.8666666667" calcext:value-type="float">
            <text:p>16125.87</text:p>
          </table:table-cell>
          <table:table-cell table:style-name="ce7" table:formula="of:=STDEV([.B18:.P18])/[.R18]" office:value-type="float" office:value="0.0160857069190801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8: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16" table:formula="of:=AVERAGE([.B19:.P19])" office:value-type="float" office:value="267.666666666667" calcext:value-type="float">
            <text:p>267.67</text:p>
          </table:table-cell>
          <table:table-cell table:style-name="ce7" table:formula="of:=STDEV([.B19:.P19])/[.R19]" office:value-type="float" office:value="0.0182297647499726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9: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6" table:formula="of:=AVERAGE([.B20:.P20])" office:value-type="float" office:value="54.6" calcext:value-type="float">
            <text:p>54.60</text:p>
          </table:table-cell>
          <table:table-cell table:style-name="ce7" table:formula="of:=STDEV([.B20:.P20])/[.R20]" office:value-type="float" office:value="0.0315711211491331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0:</text:p>
          </table:table-cell>
          <table:table-cell office:value-type="float" office:value="1656" calcext:value-type="float">
            <text:p>1656</text:p>
          </table:table-cell>
          <table:table-cell table:style-name="Default" office:value-type="float" office:value="1658" calcext:value-type="float">
            <text:p>1658</text:p>
          </table:table-cell>
          <table:table-cell office:value-type="float" office:value="1643" calcext:value-type="float">
            <text:p>1643</text:p>
          </table:table-cell>
          <table:table-cell office:value-type="float" office:value="1612" calcext:value-type="float">
            <text:p>1612</text:p>
          </table:table-cell>
          <table:table-cell office:value-type="float" office:value="1651" calcext:value-type="float">
            <text:p>1651</text:p>
          </table:table-cell>
          <table:table-cell office:value-type="float" office:value="1654" calcext:value-type="float">
            <text:p>1654</text:p>
          </table:table-cell>
          <table:table-cell office:value-type="float" office:value="1676" calcext:value-type="float">
            <text:p>1676</text:p>
          </table:table-cell>
          <table:table-cell office:value-type="float" office:value="1615" calcext:value-type="float">
            <text:p>1615</text:p>
          </table:table-cell>
          <table:table-cell office:value-type="float" office:value="1651" calcext:value-type="float">
            <text:p>1651</text:p>
          </table:table-cell>
          <table:table-cell office:value-type="float" office:value="1683" calcext:value-type="float">
            <text:p>1683</text:p>
          </table:table-cell>
          <table:table-cell office:value-type="float" office:value="1629" calcext:value-type="float">
            <text:p>1629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office:value-type="float" office:value="1664" calcext:value-type="float">
            <text:p>1664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16" table:formula="of:=AVERAGE([.B21:.P21])" office:value-type="float" office:value="1648.2" calcext:value-type="float">
            <text:p>1648.20</text:p>
          </table:table-cell>
          <table:table-cell table:style-name="ce7" table:formula="of:=STDEV([.B21:.P21])/[.R21]" office:value-type="float" office:value="0.0120413506958709" calcext:value-type="float">
            <text:p>0.0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1: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16" table:formula="of:=AVERAGE([.B22:.P22])" office:value-type="float" office:value="188.866666666667" calcext:value-type="float">
            <text:p>188.87</text:p>
          </table:table-cell>
          <table:table-cell table:style-name="ce7" table:formula="of:=STDEV([.B22:.P22])/[.R22]" office:value-type="float" office:value="0.0177722497355088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2:</text:p>
          </table:table-cell>
          <table:table-cell office:value-type="float" office:value="29242" calcext:value-type="float">
            <text:p>29242</text:p>
          </table:table-cell>
          <table:table-cell table:style-name="Default" office:value-type="float" office:value="28887" calcext:value-type="float">
            <text:p>28887</text:p>
          </table:table-cell>
          <table:table-cell office:value-type="float" office:value="28751" calcext:value-type="float">
            <text:p>28751</text:p>
          </table:table-cell>
          <table:table-cell office:value-type="float" office:value="28915" calcext:value-type="float">
            <text:p>28915</text:p>
          </table:table-cell>
          <table:table-cell office:value-type="float" office:value="32423" calcext:value-type="float">
            <text:p>32423</text:p>
          </table:table-cell>
          <table:table-cell office:value-type="float" office:value="29564" calcext:value-type="float">
            <text:p>29564</text:p>
          </table:table-cell>
          <table:table-cell office:value-type="float" office:value="29340" calcext:value-type="float">
            <text:p>29340</text:p>
          </table:table-cell>
          <table:table-cell office:value-type="float" office:value="28847" calcext:value-type="float">
            <text:p>28847</text:p>
          </table:table-cell>
          <table:table-cell office:value-type="float" office:value="30526" calcext:value-type="float">
            <text:p>30526</text:p>
          </table:table-cell>
          <table:table-cell office:value-type="float" office:value="28571" calcext:value-type="float">
            <text:p>28571</text:p>
          </table:table-cell>
          <table:table-cell office:value-type="float" office:value="29100" calcext:value-type="float">
            <text:p>29100</text:p>
          </table:table-cell>
          <table:table-cell office:value-type="float" office:value="29575" calcext:value-type="float">
            <text:p>29575</text:p>
          </table:table-cell>
          <table:table-cell office:value-type="float" office:value="29547" calcext:value-type="float">
            <text:p>29547</text:p>
          </table:table-cell>
          <table:table-cell office:value-type="float" office:value="28914" calcext:value-type="float">
            <text:p>28914</text:p>
          </table:table-cell>
          <table:table-cell office:value-type="float" office:value="28565" calcext:value-type="float">
            <text:p>28565</text:p>
          </table:table-cell>
          <table:table-cell/>
          <table:table-cell table:style-name="ce16" table:formula="of:=AVERAGE([.B23:.P23])" office:value-type="float" office:value="29384.4666666667" calcext:value-type="float">
            <text:p>29384.47</text:p>
          </table:table-cell>
          <table:table-cell table:style-name="ce7" table:formula="of:=STDEV([.B23:.P23])/[.R23]" office:value-type="float" office:value="0.0333521270272429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3:</text:p>
          </table:table-cell>
          <table:table-cell office:value-type="float" office:value="294231" calcext:value-type="float">
            <text:p>294231</text:p>
          </table:table-cell>
          <table:table-cell table:style-name="Default" office:value-type="float" office:value="295861" calcext:value-type="float">
            <text:p>295861</text:p>
          </table:table-cell>
          <table:table-cell office:value-type="float" office:value="322221" calcext:value-type="float">
            <text:p>322221</text:p>
          </table:table-cell>
          <table:table-cell office:value-type="float" office:value="316506" calcext:value-type="float">
            <text:p>316506</text:p>
          </table:table-cell>
          <table:table-cell office:value-type="float" office:value="395080" calcext:value-type="float">
            <text:p>395080</text:p>
          </table:table-cell>
          <table:table-cell office:value-type="float" office:value="351052" calcext:value-type="float">
            <text:p>351052</text:p>
          </table:table-cell>
          <table:table-cell office:value-type="float" office:value="306687" calcext:value-type="float">
            <text:p>306687</text:p>
          </table:table-cell>
          <table:table-cell office:value-type="float" office:value="348222" calcext:value-type="float">
            <text:p>348222</text:p>
          </table:table-cell>
          <table:table-cell office:value-type="float" office:value="365333" calcext:value-type="float">
            <text:p>365333</text:p>
          </table:table-cell>
          <table:table-cell office:value-type="float" office:value="346869" calcext:value-type="float">
            <text:p>346869</text:p>
          </table:table-cell>
          <table:table-cell office:value-type="float" office:value="318600" calcext:value-type="float">
            <text:p>318600</text:p>
          </table:table-cell>
          <table:table-cell office:value-type="float" office:value="341288" calcext:value-type="float">
            <text:p>341288</text:p>
          </table:table-cell>
          <table:table-cell office:value-type="float" office:value="387021" calcext:value-type="float">
            <text:p>387021</text:p>
          </table:table-cell>
          <table:table-cell office:value-type="float" office:value="348616" calcext:value-type="float">
            <text:p>348616</text:p>
          </table:table-cell>
          <table:table-cell office:value-type="float" office:value="344766" calcext:value-type="float">
            <text:p>344766</text:p>
          </table:table-cell>
          <table:table-cell/>
          <table:table-cell table:style-name="ce16" table:formula="of:=AVERAGE([.B24:.P24])" office:value-type="float" office:value="338823.533333333" calcext:value-type="float">
            <text:p>338823.53</text:p>
          </table:table-cell>
          <table:table-cell table:style-name="ce7" table:formula="of:=STDEV([.B24:.P24])/[.R24]" office:value-type="float" office:value="0.0888228325025488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4:</text:p>
          </table:table-cell>
          <table:table-cell office:value-type="float" office:value="5130" calcext:value-type="float">
            <text:p>5130</text:p>
          </table:table-cell>
          <table:table-cell table:style-name="Default" office:value-type="float" office:value="5080" calcext:value-type="float">
            <text:p>5080</text:p>
          </table:table-cell>
          <table:table-cell office:value-type="float" office:value="5620" calcext:value-type="float">
            <text:p>5620</text:p>
          </table:table-cell>
          <table:table-cell office:value-type="float" office:value="5271" calcext:value-type="float">
            <text:p>5271</text:p>
          </table:table-cell>
          <table:table-cell office:value-type="float" office:value="5073" calcext:value-type="float">
            <text:p>5073</text:p>
          </table:table-cell>
          <table:table-cell office:value-type="float" office:value="5189" calcext:value-type="float">
            <text:p>5189</text:p>
          </table:table-cell>
          <table:table-cell office:value-type="float" office:value="5194" calcext:value-type="float">
            <text:p>5194</text:p>
          </table:table-cell>
          <table:table-cell office:value-type="float" office:value="5200" calcext:value-type="float">
            <text:p>5200</text:p>
          </table:table-cell>
          <table:table-cell office:value-type="float" office:value="5278" calcext:value-type="float">
            <text:p>5278</text:p>
          </table:table-cell>
          <table:table-cell office:value-type="float" office:value="5104" calcext:value-type="float">
            <text:p>5104</text:p>
          </table:table-cell>
          <table:table-cell office:value-type="float" office:value="5214" calcext:value-type="float">
            <text:p>5214</text:p>
          </table:table-cell>
          <table:table-cell office:value-type="float" office:value="5225" calcext:value-type="float">
            <text:p>5225</text:p>
          </table:table-cell>
          <table:table-cell office:value-type="float" office:value="5056" calcext:value-type="float">
            <text:p>5056</text:p>
          </table:table-cell>
          <table:table-cell office:value-type="float" office:value="5199" calcext:value-type="float">
            <text:p>5199</text:p>
          </table:table-cell>
          <table:table-cell office:value-type="float" office:value="5112" calcext:value-type="float">
            <text:p>5112</text:p>
          </table:table-cell>
          <table:table-cell/>
          <table:table-cell table:style-name="ce16" table:formula="of:=AVERAGE([.B25:.P25])" office:value-type="float" office:value="5196.33333333333" calcext:value-type="float">
            <text:p>5196.33</text:p>
          </table:table-cell>
          <table:table-cell table:style-name="ce7" table:formula="of:=STDEV([.B25:.P25])/[.R25]" office:value-type="float" office:value="0.0262975007582219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5:</text:p>
          </table:table-cell>
          <table:table-cell office:value-type="float" office:value="82001" calcext:value-type="float">
            <text:p>82001</text:p>
          </table:table-cell>
          <table:table-cell table:style-name="Default" office:value-type="float" office:value="82721" calcext:value-type="float">
            <text:p>82721</text:p>
          </table:table-cell>
          <table:table-cell office:value-type="float" office:value="81858" calcext:value-type="float">
            <text:p>81858</text:p>
          </table:table-cell>
          <table:table-cell office:value-type="float" office:value="81260" calcext:value-type="float">
            <text:p>81260</text:p>
          </table:table-cell>
          <table:table-cell office:value-type="float" office:value="82177" calcext:value-type="float">
            <text:p>82177</text:p>
          </table:table-cell>
          <table:table-cell office:value-type="float" office:value="82837" calcext:value-type="float">
            <text:p>82837</text:p>
          </table:table-cell>
          <table:table-cell office:value-type="float" office:value="82228" calcext:value-type="float">
            <text:p>82228</text:p>
          </table:table-cell>
          <table:table-cell office:value-type="float" office:value="81443" calcext:value-type="float">
            <text:p>81443</text:p>
          </table:table-cell>
          <table:table-cell office:value-type="float" office:value="81937" calcext:value-type="float">
            <text:p>81937</text:p>
          </table:table-cell>
          <table:table-cell office:value-type="float" office:value="82641" calcext:value-type="float">
            <text:p>82641</text:p>
          </table:table-cell>
          <table:table-cell office:value-type="float" office:value="81400" calcext:value-type="float">
            <text:p>81400</text:p>
          </table:table-cell>
          <table:table-cell office:value-type="float" office:value="82731" calcext:value-type="float">
            <text:p>82731</text:p>
          </table:table-cell>
          <table:table-cell office:value-type="float" office:value="82029" calcext:value-type="float">
            <text:p>82029</text:p>
          </table:table-cell>
          <table:table-cell office:value-type="float" office:value="82718" calcext:value-type="float">
            <text:p>82718</text:p>
          </table:table-cell>
          <table:table-cell office:value-type="float" office:value="82679" calcext:value-type="float">
            <text:p>82679</text:p>
          </table:table-cell>
          <table:table-cell/>
          <table:table-cell table:style-name="ce16" table:formula="of:=AVERAGE([.B26:.P26])" office:value-type="float" office:value="82177.3333333333" calcext:value-type="float">
            <text:p>82177.33</text:p>
          </table:table-cell>
          <table:table-cell table:style-name="ce7" table:formula="of:=STDEV([.B26:.P26])/[.R26]" office:value-type="float" office:value="0.0065017737340579" calcext:value-type="float">
            <text:p>0.01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6" table:formula="of:=AVERAGE([.B29:.X29])" office:value-type="float" office:value="86.8260869565217" calcext:value-type="float">
            <text:p>86.83</text:p>
          </table:table-cell>
          <table:table-cell table:style-name="ce8" table:formula="of:=STDEV([.J29:.X29])/[.Z29]" office:value-type="float" office:value="0.0304303613112637" calcext:value-type="float">
            <text:p>0.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6" table:formula="of:=AVERAGE([.B30:.X30])" office:value-type="float" office:value="22.4782608695652" calcext:value-type="float">
            <text:p>22.48</text:p>
          </table:table-cell>
          <table:table-cell table:style-name="ce8" table:formula="of:=STDEV([.J30:.X30])/[.Z30]" office:value-type="float" office:value="0.0203635730928287" calcext:value-type="float">
            <text:p>0.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" table:formula="of:=AVERAGE([.B31:.X31])" office:value-type="float" office:value="8.69565217391304" calcext:value-type="float">
            <text:p>8.70</text:p>
          </table:table-cell>
          <table:table-cell table:style-name="ce8" table:formula="of:=STDEV([.J31:.X31])/[.Z31]" office:value-type="float" office:value="0.0561142541945407" calcext:value-type="float">
            <text:p>0.0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6" table:formula="of:=AVERAGE([.B32:.X32])" office:value-type="float" office:value="89.0434782608696" calcext:value-type="float">
            <text:p>89.04</text:p>
          </table:table-cell>
          <table:table-cell table:style-name="ce8" table:formula="of:=STDEV([.J32:.X32])/[.Z32]" office:value-type="float" office:value="0.013060127187068" calcext:value-type="float">
            <text:p>0.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1" office:value-type="float" office:value="5" calcext:value-type="float">
            <text:p>5</text:p>
          </table:table-cell>
          <table:table-cell/>
          <table:table-cell table:style-name="ce16" table:formula="of:=AVERAGE([.B33:.X33])" office:value-type="float" office:value="5" calcext:value-type="float">
            <text:p>5.00</text:p>
          </table:table-cell>
          <table:table-cell table:style-name="ce8" table:formula="of:=STDEV([.J33:.X33])/[.Z3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6" table:formula="of:=AVERAGE([.B34:.X34])" office:value-type="float" office:value="45.2173913043478" calcext:value-type="float">
            <text:p>45.22</text:p>
          </table:table-cell>
          <table:table-cell table:style-name="ce8" table:formula="of:=STDEV([.J34:.X34])/[.Z34]" office:value-type="float" office:value="0.0453744090466972" calcext:value-type="float">
            <text:p>0.05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style-name="Default" office:value-type="float" office:value="810" calcext:value-type="float">
            <text:p>810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706" calcext:value-type="float">
            <text:p>706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39" calcext:value-type="float">
            <text:p>739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office:value-type="float" office:value="727" calcext:value-type="float">
            <text:p>727</text:p>
          </table:table-cell>
          <table:table-cell office:value-type="float" office:value="702" calcext:value-type="float">
            <text:p>702</text:p>
          </table:table-cell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51" calcext:value-type="float">
            <text:p>751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16" table:formula="of:=AVERAGE([.B35:.X35])" office:value-type="float" office:value="721" calcext:value-type="float">
            <text:p>721.00</text:p>
          </table:table-cell>
          <table:table-cell table:style-name="ce8" table:formula="of:=STDEV([.J35:.X35])/[.Z35]" office:value-type="float" office:value="0.0325586812668554" calcext:value-type="float">
            <text:p>0.0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style-name="ce16" table:formula="of:=AVERAGE([.B36:.X36])" office:value-type="float" office:value="19.304347826087" calcext:value-type="float">
            <text:p>19.30</text:p>
          </table:table-cell>
          <table:table-cell table:style-name="ce8" table:formula="of:=STDEV([.J36:.X36])/[.Z36]" office:value-type="float" office:value="0.0252766910786219" calcext:value-type="float">
            <text:p>0.0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16" table:formula="of:=AVERAGE([.B37:.X37])" office:value-type="float" office:value="153.260869565217" calcext:value-type="float">
            <text:p>153.26</text:p>
          </table:table-cell>
          <table:table-cell table:style-name="ce8" table:formula="of:=STDEV([.J37:.X37])/[.Z37]" office:value-type="float" office:value="0.0161465429301993" calcext:value-type="float">
            <text:p>0.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table:formula="of:=AVERAGE([.B38:.X38])" office:value-type="float" office:value="4.26086956521739" calcext:value-type="float">
            <text:p>4.26</text:p>
          </table:table-cell>
          <table:table-cell table:style-name="ce8" table:formula="of:=STDEV([.J38:.X38])/[.Z38]" office:value-type="float" office:value="0.10742823764278" calcext:value-type="float">
            <text:p>0.1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style-name="Default" office:value-type="float" office:value="1014" calcext:value-type="float">
            <text:p>1014</text:p>
          </table:table-cell>
          <table:table-cell office:value-type="float" office:value="927" calcext:value-type="float">
            <text:p>927</text:p>
          </table:table-cell>
          <table:table-cell office:value-type="float" office:value="944" calcext:value-type="float">
            <text:p>944</text:p>
          </table:table-cell>
          <table:table-cell table:number-columns-repeated="3" office:value-type="float" office:value="928" calcext:value-type="float">
            <text:p>928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office:value-type="float" office:value="930" calcext:value-type="float">
            <text:p>930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957" calcext:value-type="float">
            <text:p>957</text:p>
          </table:table-cell>
          <table:table-cell office:value-type="float" office:value="951" calcext:value-type="float">
            <text:p>951</text:p>
          </table:table-cell>
          <table:table-cell office:value-type="float" office:value="954" calcext:value-type="float">
            <text:p>954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16" table:formula="of:=AVERAGE([.B39:.X39])" office:value-type="float" office:value="940.434782608696" calcext:value-type="float">
            <text:p>940.43</text:p>
          </table:table-cell>
          <table:table-cell table:style-name="ce8" table:formula="of:=STDEV([.J39:.X39])/[.Z39]" office:value-type="float" office:value="0.0258617215657353" calcext:value-type="float">
            <text:p>0.0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6" table:formula="of:=AVERAGE([.B40:.X40])" office:value-type="float" office:value="20.8260869565217" calcext:value-type="float">
            <text:p>20.83</text:p>
          </table:table-cell>
          <table:table-cell table:style-name="ce8" table:formula="of:=STDEV([.J40:.X40])/[.Z40]" office:value-type="float" office:value="0.0461512576380686" calcext:value-type="float">
            <text:p>0.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/>
          <table:table-cell table:style-name="ce16" table:formula="of:=AVERAGE([.B41:.X41])" office:value-type="float" office:value="3.04347826086957" calcext:value-type="float">
            <text:p>3.04</text:p>
          </table:table-cell>
          <table:table-cell table:style-name="ce8" table:formula="of:=STDEV([.J41:.X41])/[.Z41]" office:value-type="float" office:value="0.0848367780597815" calcext:value-type="float">
            <text:p>0.08</text:p>
          </table:table-cell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table:style-name="Default" office:value-type="float" office:value="2754" calcext:value-type="float">
            <text:p>2754</text:p>
          </table:table-cell>
          <table:table-cell office:value-type="float" office:value="2614" calcext:value-type="float">
            <text:p>2614</text:p>
          </table:table-cell>
          <table:table-cell office:value-type="float" office:value="2617" calcext:value-type="float">
            <text:p>2617</text:p>
          </table:table-cell>
          <table:table-cell office:value-type="float" office:value="2821" calcext:value-type="float">
            <text:p>2821</text:p>
          </table:table-cell>
          <table:table-cell office:value-type="float" office:value="2502" calcext:value-type="float">
            <text:p>2502</text:p>
          </table:table-cell>
          <table:table-cell office:value-type="float" office:value="2608" calcext:value-type="float">
            <text:p>2608</text:p>
          </table:table-cell>
          <table:table-cell office:value-type="float" office:value="2623" calcext:value-type="float">
            <text:p>2623</text:p>
          </table:table-cell>
          <table:table-cell office:value-type="float" office:value="2829" calcext:value-type="float">
            <text:p>2829</text:p>
          </table:table-cell>
          <table:table-cell office:value-type="float" office:value="2511" calcext:value-type="float">
            <text:p>2511</text:p>
          </table:table-cell>
          <table:table-cell office:value-type="float" office:value="2790" calcext:value-type="float">
            <text:p>2790</text:p>
          </table:table-cell>
          <table:table-cell office:value-type="float" office:value="2545" calcext:value-type="float">
            <text:p>2545</text:p>
          </table:table-cell>
          <table:table-cell office:value-type="float" office:value="2464" calcext:value-type="float">
            <text:p>2464</text:p>
          </table:table-cell>
          <table:table-cell office:value-type="float" office:value="2856" calcext:value-type="float">
            <text:p>2856</text:p>
          </table:table-cell>
          <table:table-cell office:value-type="float" office:value="2585" calcext:value-type="float">
            <text:p>2585</text:p>
          </table:table-cell>
          <table:table-cell office:value-type="float" office:value="2703" calcext:value-type="float">
            <text:p>2703</text:p>
          </table:table-cell>
          <table:table-cell office:value-type="float" office:value="2749" calcext:value-type="float">
            <text:p>2749</text:p>
          </table:table-cell>
          <table:table-cell office:value-type="float" office:value="2410" calcext:value-type="float">
            <text:p>2410</text:p>
          </table:table-cell>
          <table:table-cell office:value-type="float" office:value="2660" calcext:value-type="float">
            <text:p>2660</text:p>
          </table:table-cell>
          <table:table-cell office:value-type="float" office:value="2650" calcext:value-type="float">
            <text:p>2650</text:p>
          </table:table-cell>
          <table:table-cell office:value-type="float" office:value="2546" calcext:value-type="float">
            <text:p>2546</text:p>
          </table:table-cell>
          <table:table-cell office:value-type="float" office:value="2695" calcext:value-type="float">
            <text:p>2695</text:p>
          </table:table-cell>
          <table:table-cell office:value-type="float" office:value="2474" calcext:value-type="float">
            <text:p>2474</text:p>
          </table:table-cell>
          <table:table-cell/>
          <table:table-cell table:style-name="ce16" table:formula="of:=AVERAGE([.B42:.X42])" office:value-type="float" office:value="2632.30434782609" calcext:value-type="float">
            <text:p>2632.30</text:p>
          </table:table-cell>
          <table:table-cell table:style-name="ce8" table:formula="of:=STDEV([.J42:.X42])/[.Z42]" office:value-type="float" office:value="0.052955328375825" calcext:value-type="float">
            <text:p>0.05</text:p>
          </table:table-cell>
        </table:table-row>
        <table:table-row table:style-name="ro1">
          <table:table-cell/>
          <table:table-cell office:value-type="float" office:value="320198" calcext:value-type="float">
            <text:p>320198</text:p>
          </table:table-cell>
          <table:table-cell table:style-name="Default" office:value-type="float" office:value="325977" calcext:value-type="float">
            <text:p>325977</text:p>
          </table:table-cell>
          <table:table-cell office:value-type="float" office:value="328376" calcext:value-type="float">
            <text:p>328376</text:p>
          </table:table-cell>
          <table:table-cell office:value-type="float" office:value="328836" calcext:value-type="float">
            <text:p>328836</text:p>
          </table:table-cell>
          <table:table-cell office:value-type="float" office:value="320273" calcext:value-type="float">
            <text:p>320273</text:p>
          </table:table-cell>
          <table:table-cell office:value-type="float" office:value="325142" calcext:value-type="float">
            <text:p>325142</text:p>
          </table:table-cell>
          <table:table-cell office:value-type="float" office:value="315029" calcext:value-type="float">
            <text:p>315029</text:p>
          </table:table-cell>
          <table:table-cell office:value-type="float" office:value="329504" calcext:value-type="float">
            <text:p>329504</text:p>
          </table:table-cell>
          <table:table-cell office:value-type="float" office:value="325924" calcext:value-type="float">
            <text:p>325924</text:p>
          </table:table-cell>
          <table:table-cell office:value-type="float" office:value="322658" calcext:value-type="float">
            <text:p>322658</text:p>
          </table:table-cell>
          <table:table-cell office:value-type="float" office:value="321088" calcext:value-type="float">
            <text:p>321088</text:p>
          </table:table-cell>
          <table:table-cell office:value-type="float" office:value="328285" calcext:value-type="float">
            <text:p>328285</text:p>
          </table:table-cell>
          <table:table-cell office:value-type="float" office:value="322971" calcext:value-type="float">
            <text:p>322971</text:p>
          </table:table-cell>
          <table:table-cell office:value-type="float" office:value="321934" calcext:value-type="float">
            <text:p>321934</text:p>
          </table:table-cell>
          <table:table-cell office:value-type="float" office:value="321645" calcext:value-type="float">
            <text:p>321645</text:p>
          </table:table-cell>
          <table:table-cell office:value-type="float" office:value="326391" calcext:value-type="float">
            <text:p>326391</text:p>
          </table:table-cell>
          <table:table-cell office:value-type="float" office:value="320493" calcext:value-type="float">
            <text:p>320493</text:p>
          </table:table-cell>
          <table:table-cell office:value-type="float" office:value="328467" calcext:value-type="float">
            <text:p>328467</text:p>
          </table:table-cell>
          <table:table-cell office:value-type="float" office:value="322663" calcext:value-type="float">
            <text:p>322663</text:p>
          </table:table-cell>
          <table:table-cell office:value-type="float" office:value="322183" calcext:value-type="float">
            <text:p>322183</text:p>
          </table:table-cell>
          <table:table-cell office:value-type="float" office:value="324210" calcext:value-type="float">
            <text:p>324210</text:p>
          </table:table-cell>
          <table:table-cell office:value-type="float" office:value="314414" calcext:value-type="float">
            <text:p>314414</text:p>
          </table:table-cell>
          <table:table-cell office:value-type="float" office:value="326599" calcext:value-type="float">
            <text:p>326599</text:p>
          </table:table-cell>
          <table:table-cell/>
          <table:table-cell table:style-name="ce16" table:formula="of:=AVERAGE([.B43:.X43])" office:value-type="float" office:value="323620" calcext:value-type="float">
            <text:p>323620.00</text:p>
          </table:table-cell>
          <table:table-cell table:style-name="ce8" table:formula="of:=STDEV([.J43:.X43])/[.Z43]" office:value-type="float" office:value="0.0110243649277758" calcext:value-type="float">
            <text:p>0.0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6" table:formula="of:=AVERAGE([.B44:.X44])" office:value-type="float" office:value="63.8260869565217" calcext:value-type="float">
            <text:p>63.83</text:p>
          </table:table-cell>
          <table:table-cell table:style-name="ce8" table:formula="of:=STDEV([.J44:.X44])/[.Z44]" office:value-type="float" office:value="0.0289300140273032" calcext:value-type="float">
            <text:p>0.0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6" table:formula="of:=AVERAGE([.B45:.X45])" office:value-type="float" office:value="47.8695652173913" calcext:value-type="float">
            <text:p>47.87</text:p>
          </table:table-cell>
          <table:table-cell table:style-name="ce8" table:formula="of:=STDEV([.J45:.X45])/[.Z45]" office:value-type="float" office:value="0.0327458087099976" calcext:value-type="float">
            <text:p>0.0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/>
          <table:table-cell table:style-name="ce16" table:formula="of:=AVERAGE([.B46:.X46])" office:value-type="float" office:value="77.2173913043478" calcext:value-type="float">
            <text:p>77.22</text:p>
          </table:table-cell>
          <table:table-cell table:style-name="ce8" table:formula="of:=STDEV([.J46:.X46])/[.Z46]" office:value-type="float" office:value="0.0163811680594308" calcext:value-type="float">
            <text:p>0.0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6" table:formula="of:=AVERAGE([.B47:.X47])" office:value-type="float" office:value="28.3478260869565" calcext:value-type="float">
            <text:p>28.35</text:p>
          </table:table-cell>
          <table:table-cell table:style-name="ce8" table:formula="of:=STDEV([.J47:.X47])/[.Z47]" office:value-type="float" office:value="0.0259910017562871" calcext:value-type="float">
            <text:p>0.0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13" calcext:value-type="float">
            <text:p>13</text:p>
          </table:table-cell>
          <table:table-cell/>
          <table:table-cell table:style-name="ce16" table:formula="of:=AVERAGE([.B48:.X48])" office:value-type="float" office:value="13.1304347826087" calcext:value-type="float">
            <text:p>13.13</text:p>
          </table:table-cell>
          <table:table-cell table:style-name="ce8" table:formula="of:=STDEV([.J48:.X48])/[.Z48]" office:value-type="float" office:value="0.0589924615647487" calcext:value-type="float">
            <text:p>0.0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6" table:formula="of:=AVERAGE([.B49:.X49])" office:value-type="float" office:value="51.3913043478261" calcext:value-type="float">
            <text:p>51.39</text:p>
          </table:table-cell>
          <table:table-cell table:style-name="ce8" table:formula="of:=STDEV([.J49:.X49])/[.Z49]" office:value-type="float" office:value="0.0283575131052935" calcext:value-type="float">
            <text:p>0.03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style-name="Default" office:value-type="float" office:value="957" calcext:value-type="float">
            <text:p>957</text:p>
          </table:table-cell>
          <table:table-cell office:value-type="float" office:value="943" calcext:value-type="float">
            <text:p>943</text:p>
          </table:table-cell>
          <table:table-cell office:value-type="float" office:value="913" calcext:value-type="float">
            <text:p>913</text:p>
          </table:table-cell>
          <table:table-cell office:value-type="float" office:value="922" calcext:value-type="float">
            <text:p>922</text:p>
          </table:table-cell>
          <table:table-cell office:value-type="float" office:value="914" calcext:value-type="float">
            <text:p>914</text:p>
          </table:table-cell>
          <table:table-cell office:value-type="float" office:value="902" calcext:value-type="float">
            <text:p>902</text:p>
          </table:table-cell>
          <table:table-cell office:value-type="float" office:value="931" calcext:value-type="float">
            <text:p>931</text:p>
          </table:table-cell>
          <table:table-cell office:value-type="float" office:value="873" calcext:value-type="float">
            <text:p>873</text:p>
          </table:table-cell>
          <table:table-cell office:value-type="float" office:value="925" calcext:value-type="float">
            <text:p>925</text:p>
          </table:table-cell>
          <table:table-cell office:value-type="float" office:value="900" calcext:value-type="float">
            <text:p>900</text:p>
          </table:table-cell>
          <table:table-cell office:value-type="float" office:value="862" calcext:value-type="float">
            <text:p>862</text:p>
          </table:table-cell>
          <table:table-cell office:value-type="float" office:value="877" calcext:value-type="float">
            <text:p>877</text:p>
          </table:table-cell>
          <table:table-cell office:value-type="float" office:value="970" calcext:value-type="float">
            <text:p>97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office:value-type="float" office:value="860" calcext:value-type="float">
            <text:p>860</text:p>
          </table:table-cell>
          <table:table-cell office:value-type="float" office:value="933" calcext:value-type="float">
            <text:p>933</text:p>
          </table:table-cell>
          <table:table-cell office:value-type="float" office:value="916" calcext:value-type="float">
            <text:p>916</text:p>
          </table:table-cell>
          <table:table-cell office:value-type="float" office:value="880" calcext:value-type="float">
            <text:p>880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16" table:formula="of:=AVERAGE([.B50:.X50])" office:value-type="float" office:value="909.608695652174" calcext:value-type="float">
            <text:p>909.61</text:p>
          </table:table-cell>
          <table:table-cell table:style-name="ce8" table:formula="of:=STDEV([.J50:.X50])/[.Z50]" office:value-type="float" office:value="0.0344270473430864" calcext:value-type="float">
            <text:p>0.03</text:p>
          </table:table-cell>
        </table:table-row>
        <table:table-row table:style-name="ro1">
          <table:table-cell/>
          <table:table-cell office:value-type="float" office:value="162769" calcext:value-type="float">
            <text:p>162769</text:p>
          </table:table-cell>
          <table:table-cell table:style-name="Default" office:value-type="float" office:value="166065" calcext:value-type="float">
            <text:p>166065</text:p>
          </table:table-cell>
          <table:table-cell office:value-type="float" office:value="165907" calcext:value-type="float">
            <text:p>165907</text:p>
          </table:table-cell>
          <table:table-cell office:value-type="float" office:value="164115" calcext:value-type="float">
            <text:p>164115</text:p>
          </table:table-cell>
          <table:table-cell office:value-type="float" office:value="165551" calcext:value-type="float">
            <text:p>165551</text:p>
          </table:table-cell>
          <table:table-cell office:value-type="float" office:value="165217" calcext:value-type="float">
            <text:p>165217</text:p>
          </table:table-cell>
          <table:table-cell office:value-type="float" office:value="167572" calcext:value-type="float">
            <text:p>167572</text:p>
          </table:table-cell>
          <table:table-cell office:value-type="float" office:value="165246" calcext:value-type="float">
            <text:p>165246</text:p>
          </table:table-cell>
          <table:table-cell office:value-type="float" office:value="164860" calcext:value-type="float">
            <text:p>164860</text:p>
          </table:table-cell>
          <table:table-cell office:value-type="float" office:value="172176" calcext:value-type="float">
            <text:p>172176</text:p>
          </table:table-cell>
          <table:table-cell office:value-type="float" office:value="174914" calcext:value-type="float">
            <text:p>174914</text:p>
          </table:table-cell>
          <table:table-cell office:value-type="float" office:value="164947" calcext:value-type="float">
            <text:p>164947</text:p>
          </table:table-cell>
          <table:table-cell office:value-type="float" office:value="167442" calcext:value-type="float">
            <text:p>167442</text:p>
          </table:table-cell>
          <table:table-cell office:value-type="float" office:value="164307" calcext:value-type="float">
            <text:p>164307</text:p>
          </table:table-cell>
          <table:table-cell office:value-type="float" office:value="165766" calcext:value-type="float">
            <text:p>165766</text:p>
          </table:table-cell>
          <table:table-cell office:value-type="float" office:value="166052" calcext:value-type="float">
            <text:p>166052</text:p>
          </table:table-cell>
          <table:table-cell office:value-type="float" office:value="164743" calcext:value-type="float">
            <text:p>164743</text:p>
          </table:table-cell>
          <table:table-cell office:value-type="float" office:value="166085" calcext:value-type="float">
            <text:p>166085</text:p>
          </table:table-cell>
          <table:table-cell office:value-type="float" office:value="164958" calcext:value-type="float">
            <text:p>164958</text:p>
          </table:table-cell>
          <table:table-cell office:value-type="float" office:value="163782" calcext:value-type="float">
            <text:p>163782</text:p>
          </table:table-cell>
          <table:table-cell office:value-type="float" office:value="164399" calcext:value-type="float">
            <text:p>164399</text:p>
          </table:table-cell>
          <table:table-cell office:value-type="float" office:value="162167" calcext:value-type="float">
            <text:p>162167</text:p>
          </table:table-cell>
          <table:table-cell office:value-type="float" office:value="165240" calcext:value-type="float">
            <text:p>165240</text:p>
          </table:table-cell>
          <table:table-cell/>
          <table:table-cell table:style-name="ce16" table:formula="of:=AVERAGE([.B51:.X51])" office:value-type="float" office:value="165838.260869565" calcext:value-type="float">
            <text:p>165838.26</text:p>
          </table:table-cell>
          <table:table-cell table:style-name="ce8" table:formula="of:=STDEV([.J51:.X51])/[.Z51]" office:value-type="float" office:value="0.0197517824496011" calcext:value-type="float">
            <text:p>0.02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6" table:formula="of:=AVERAGE([.B52:.X52])" office:value-type="float" office:value="147.086956521739" calcext:value-type="float">
            <text:p>147.09</text:p>
          </table:table-cell>
          <table:table-cell table:style-name="ce8" table:formula="of:=STDEV([.J52:.X52])/[.Z52]" office:value-type="float" office:value="0.0732452716868519" calcext:value-type="float">
            <text:p>0.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16" table:formula="of:=AVERAGE([.B53:.X53])" office:value-type="float" office:value="5.43478260869565" calcext:value-type="float">
            <text:p>5.43</text:p>
          </table:table-cell>
          <table:table-cell table:style-name="ce8" table:formula="of:=STDEV([.J53:.X53])/[.Z53]" office:value-type="float" office:value="0.0933050297220282" calcext:value-type="float">
            <text:p>0.09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 table:number-rows-repeated="16">
          <table:table-cell table:style-name="ce19"/>
          <table:table-cell table:number-columns-repeated="26"/>
        </table:table-row>
        <table:table-row table:style-name="ro1" table:number-rows-repeated="9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1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4">
          <table:table-cell table:style-name="ce19"/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'average runs'.S2:'average runs'.S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average runs'.AA29:'average runs'.AA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ay09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ce21" office:value-type="float" office:value="35" calcext:value-type="float">
            <text:p>3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82" calcext:value-type="float">
            <text:p>182</text:p>
          </table:table-cell>
          <table:table-cell table:style-name="ce23" office:value-type="float" office:value="127" calcext:value-type="float">
            <text:p>127</text:p>
          </table:table-cell>
          <table:table-cell table:style-name="ce22" office:value-type="float" office:value="219" calcext:value-type="float">
            <text:p>219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576" calcext:value-type="float">
            <text:p>576</text:p>
          </table:table-cell>
          <table:table-cell table:number-columns-repeated="6"/>
          <table:table-cell table:style-name="ce24"/>
        </table:table-row>
        <table:table-row table:style-name="ro1">
          <table:table-cell/>
          <table:table-cell office:value-type="string" calcext:value-type="string">
            <text:p>total validity</text:p>
          </table:table-cell>
          <table:table-cell table:number-columns-repeated="5"/>
          <table:table-cell table:number-columns-repeated="1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3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9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82" calcext:value-type="float">
            <text:p>18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sliding window approach for closing as many following numbers as possible</text:p>
          </table:table-cell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 table:number-rows-repeated="4">
          <table:table-cell table:number-columns-repeated="3"/>
          <table:table-cell table:style-name="ce19"/>
          <table:table-cell table:number-columns-repeated="25"/>
        </table:table-row>
        <table:table-row table:style-name="ro1">
          <table:table-cell table:number-columns-repeated="3"/>
          <table:table-cell table:style-name="ce19"/>
          <table:table-cell table:number-columns-repeated="25"/>
        </table:table-row>
      </table:table>
      <table:table table:name="day1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15952" calcext:value-type="float">
            <text:p>315952</text:p>
          </table:table-cell>
          <table:table-cell table:style-name="ce19"/>
        </table:table-row>
        <table:table-row table:style-name="ro1">
          <table:table-cell/>
          <table:table-cell office:value-type="float" office:value="311514" calcext:value-type="float">
            <text:p>311514</text:p>
          </table:table-cell>
          <table:table-cell/>
        </table:table-row>
        <table:table-row table:style-name="ro1">
          <table:table-cell/>
          <table:table-cell office:value-type="float" office:value="321027" calcext:value-type="float">
            <text:p>321027</text:p>
          </table:table-cell>
          <table:table-cell table:style-name="ce19"/>
        </table:table-row>
        <table:table-row table:style-name="ro1">
          <table:table-cell/>
          <table:table-cell office:value-type="float" office:value="313857" calcext:value-type="float">
            <text:p>313857</text:p>
          </table:table-cell>
          <table:table-cell/>
        </table:table-row>
        <table:table-row table:style-name="ro1">
          <table:table-cell/>
          <table:table-cell office:value-type="float" office:value="313699" calcext:value-type="float">
            <text:p>313699</text:p>
          </table:table-cell>
          <table:table-cell table:style-name="ce19"/>
        </table:table-row>
        <table:table-row table:style-name="ro1">
          <table:table-cell/>
          <table:table-cell office:value-type="float" office:value="313035" calcext:value-type="float">
            <text:p>313035</text:p>
          </table:table-cell>
          <table:table-cell/>
        </table:table-row>
        <table:table-row table:style-name="ro1">
          <table:table-cell/>
          <table:table-cell office:value-type="float" office:value="314902" calcext:value-type="float">
            <text:p>314902</text:p>
          </table:table-cell>
          <table:table-cell table:style-name="ce19"/>
        </table:table-row>
        <table:table-row table:style-name="ro1">
          <table:table-cell/>
          <table:table-cell office:value-type="float" office:value="322729" calcext:value-type="float">
            <text:p>322729</text:p>
          </table:table-cell>
          <table:table-cell/>
        </table:table-row>
        <table:table-row table:style-name="ro1">
          <table:table-cell/>
          <table:table-cell office:value-type="float" office:value="315845" calcext:value-type="float">
            <text:p>315845</text:p>
          </table:table-cell>
          <table:table-cell table:style-name="ce19"/>
        </table:table-row>
        <table:table-row table:style-name="ro1">
          <table:table-cell/>
          <table:table-cell office:value-type="float" office:value="322043" calcext:value-type="float">
            <text:p>322043</text:p>
          </table:table-cell>
          <table:table-cell/>
        </table:table-row>
        <table:table-row table:style-name="ro1">
          <table:table-cell/>
          <table:table-cell office:value-type="float" office:value="316517" calcext:value-type="float">
            <text:p>316517</text:p>
          </table:table-cell>
          <table:table-cell table:style-name="ce19"/>
        </table:table-row>
        <table:table-row table:style-name="ro1">
          <table:table-cell/>
          <table:table-cell office:value-type="float" office:value="314442" calcext:value-type="float">
            <text:p>314442</text:p>
          </table:table-cell>
          <table:table-cell/>
        </table:table-row>
        <table:table-row table:style-name="ro1">
          <table:table-cell/>
          <table:table-cell office:value-type="float" office:value="318974" calcext:value-type="float">
            <text:p>318974</text:p>
          </table:table-cell>
          <table:table-cell table:style-name="ce19"/>
        </table:table-row>
        <table:table-row table:style-name="ro1">
          <table:table-cell/>
          <table:table-cell office:value-type="float" office:value="311723" calcext:value-type="float">
            <text:p>311723</text:p>
          </table:table-cell>
          <table:table-cell/>
        </table:table-row>
        <table:table-row table:style-name="ro1">
          <table:table-cell/>
          <table:table-cell office:value-type="float" office:value="317704" calcext:value-type="float">
            <text:p>317704</text:p>
          </table:table-cell>
          <table:table-cell table:style-name="ce19"/>
        </table:table-row>
        <table:table-row table:style-name="ro1">
          <table:table-cell/>
          <table:table-cell office:value-type="float" office:value="316984" calcext:value-type="float">
            <text:p>316984</text:p>
          </table:table-cell>
          <table:table-cell/>
        </table:table-row>
        <table:table-row table:style-name="ro1">
          <table:table-cell/>
          <table:table-cell office:value-type="float" office:value="312250" calcext:value-type="float">
            <text:p>312250</text:p>
          </table:table-cell>
          <table:table-cell table:style-name="ce19"/>
        </table:table-row>
        <table:table-row table:style-name="ro1">
          <table:table-cell/>
          <table:table-cell office:value-type="float" office:value="315877" calcext:value-type="float">
            <text:p>315877</text:p>
          </table:table-cell>
          <table:table-cell/>
        </table:table-row>
        <table:table-row table:style-name="ro1">
          <table:table-cell/>
          <table:table-cell office:value-type="float" office:value="320019" calcext:value-type="float">
            <text:p>320019</text:p>
          </table:table-cell>
          <table:table-cell table:style-name="ce19"/>
        </table:table-row>
        <table:table-row table:style-name="ro1">
          <table:table-cell/>
          <table:table-cell office:value-type="float" office:value="312039" calcext:value-type="float">
            <text:p>312039</text:p>
          </table:table-cell>
          <table:table-cell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2:28:54.01048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2:11:39.012931333</meta:creation-date>
    <dc:date>2021-05-13T14:52:53.263958607</dc:date>
    <meta:editing-duration>P3DT21H16M13S</meta:editing-duration>
    <meta:editing-cycles>19</meta:editing-cycles>
    <meta:generator>LibreOffice/6.4.7.2$Linux_X86_64 LibreOffice_project/40$Build-2</meta:generator>
    <meta:document-statistic meta:table-count="4" meta:cell-count="1390" meta:object-count="0"/>
  </office:meta>
</office:document-meta>
</file>